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URW Chancery L"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URW Chancery L" fo:font-size="16pt" style:font-size-asian="16pt" style:font-size-complex="16pt"/>
    </style:style>
    <style:style style:name="P3" style:family="paragraph" style:parent-style-name="Standard">
      <style:paragraph-properties fo:text-align="start" style:justify-single-word="false"/>
      <style:text-properties style:font-name="URW Chancery L" fo:font-size="13pt" fo:font-weight="bold" style:font-size-asian="13pt" style:font-weight-asian="bold" style:font-size-complex="13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text-properties style:font-name="FreeSerif" fo:font-size="10.5pt" style:font-size-asian="9.14999961853027pt" style:font-size-complex="10.5pt"/>
    </style:style>
    <style:style style:name="P6" style:family="paragraph" style:parent-style-name="Standard">
      <style:paragraph-properties fo:text-align="start" style:justify-single-word="false"/>
      <style:text-properties style:font-name="FreeSerif" fo:font-size="10.5pt" style:font-size-asian="9.14999961853027pt" style:font-size-complex="10.5pt"/>
    </style:style>
    <style:style style:name="P7"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8" style:family="paragraph" style:parent-style-name="Standard" style:list-style-name="L1">
      <style:paragraph-properties fo:text-align="start" style:justify-single-word="false"/>
      <style:text-properties style:font-name="FreeSerif" fo:font-size="10.5pt" style:font-size-asian="9.14999961853027pt" style:font-size-complex="10.5pt"/>
    </style:style>
    <style:style style:name="P9"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10" style:family="paragraph" style:parent-style-name="Standard" style:list-style-name="L2">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11" style:family="paragraph" style:parent-style-name="Standard">
      <style:paragraph-properties fo:text-align="start" style:justify-single-word="false"/>
    </style:style>
    <style:style style:name="P12" style:family="paragraph" style:parent-style-name="Standard" style:list-style-name="L3">
      <style:paragraph-properties fo:text-align="start" style:justify-single-word="false"/>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list-style-name="L3">
      <style:paragraph-properties fo:text-align="start" style:justify-single-word="false"/>
      <style:text-properties fo:font-weight="bold" style:font-weight-asian="bold" style:font-weight-complex="bold"/>
    </style:style>
    <style:style style:name="T1" style:family="text">
      <style:text-properties style:font-name="FreeSerif" fo:font-size="10.5pt" style:font-size-asian="9.14999961853027pt" style:font-size-complex="10.5pt"/>
    </style:style>
    <style:style style:name="T2" style:family="text">
      <style:text-properties style:font-name="URW Chancery L" fo:font-size="13pt" fo:font-weight="bold" style:font-size-asian="13pt" style:font-weight-asian="bold" style:font-size-complex="13pt" style:font-weight-complex="bold"/>
    </style:style>
    <style:style style:name="T3" style:family="text">
      <style:text-properties fo:font-variant="normal" fo:text-transform="none" fo:color="#000000" style:font-name="URW Chancery L" fo:font-size="13pt" fo:letter-spacing="normal" fo:font-style="normal" fo:font-weight="bold" style:font-size-asian="13pt" style:font-weight-asian="bold" style:font-size-complex="13pt" style:font-weight-complex="bold"/>
    </style:style>
    <style:style style:name="T4" style:family="text">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T5" style:family="text">
      <style:text-properties fo:font-variant="normal" fo:text-transform="none" fo:color="#000000" style:font-name="FreeSerif" fo:font-size="10.5pt" fo:letter-spacing="normal" fo:font-style="normal" fo:font-weight="bold" style:font-size-asian="9.14999961853027pt" style:font-weight-asian="bold" style:font-size-complex="10.5pt" style:font-weight-complex="bold"/>
    </style:style>
    <style:style style:name="T6" style:family="text">
      <style:text-properties fo:font-variant="normal" fo:text-transform="none" fo:color="#000000" style:font-name="URW Chancery L" fo:font-size="13pt" fo:letter-spacing="normal" fo:font-style="normal"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 del Progetto: </text:p>
      <text:p text:style-name="P1">“trasporto affidabile multi-percorso”</text:p>
      <text:p text:style-name="P2">per reti di Calcolatori a.a. 2011/2012</text:p>
      <text:p text:style-name="P5"/>
      <text:p text:style-name="P3"/>
      <text:p text:style-name="P4"><text:span text:style-name="T2">Da dove nasce il progetto?</text:span><text:span text:style-name="T1"><text:line-break/>Questo progetto nasce per puri scopi accademici, per l'insegnamento di Reti di Calcolatori tenuto dal Prof. Ghini, valido per l'anno accademico 2011/2012, presso l'Università di Bologna. <text:line-break/><text:line-break/></text:span><text:span text:style-name="T2">Finalità e scenario generale del progetto</text:span></text:p>
      <text:p text:style-name="P6">In generale si vuole simulare, uno scambio di dati, tra due parti, che utilizzano una rete che non sempre fa arrivare tutti i pacchetti e gli acknowledgement, a mittente e destinatario: il ritardatore. Ci è molto utile ordinare mentalmente mittente e destinatario come se fossero divisi entrambi in due sottoparti, :</text:p>
      <text:p text:style-name="P6"/>
      <text:list xml:id="list846041411" text:style-name="L1">
        <text:list-item>
          <text:p text:style-name="P8">Destinatario: proxyreceiver e receiver</text:p>
        </text:list-item>
        <text:list-item>
          <text:p text:style-name="P8">Mittente: proxysender e sender</text:p>
        </text:list-item>
      </text:list>
      <text:p text:style-name="P6"/>
      <text:p text:style-name="P6">Il sender, tramite una connessione TCP, invia dati al proxysender che si occupa di stabilire una connessione UDP con il ritardatore e rinviare i pacchetti ricevuti tramite questa connessione; A questo punto alcuni pacchetti potrebbero essere scartati dal ritardatore, che in alcuni casi invia un ICMP per segnalare la perdita del pacchetto, ma non sempre lo fa. Nel caso il pacchetto invece venisse inviato dal ritardatore al proxyreceiver, attraverso l'utilizzo di una connessione UDP, quest'ultimo lo spedirebbe poi al receiver tramite una connessione TCP.</text:p>
      <text:p text:style-name="P6">Ci siamo occupati di scrivere e implementare: proxysender e proxyreceiver , ed un protocollo che garantisca l'arrivo ordinato dei pacchetti al receiver.<text:line-break/></text:p>
      <text:p text:style-name="P4"><text:span text:style-name="T1">Cliccando </text:span><text:a xlink:type="simple" xlink:href="http://www.cs.unibo.it/~ghini/didattica/reti_lpr/progetti/aa2011-12/SpecificheProgettoLabReti_aa11-12.pdf"><text:span text:style-name="T1">qui</text:span></text:a><text:span text:style-name="T1"> troverete il download per le specifiche del progetto, messe a disposizione dal Prof.<text:line-break/></text:span></text:p>
      <text:p text:style-name="P13"><text:span text:style-name="T6">Protocollo</text:span></text:p>
      <text:p text:style-name="P13"><text:span text:style-name="T4">Questa sezione della documentazione serve per chiarire in quale modo abbiamo garantito l'arrivo ordinato dei pacchetti inviati dal sender, fino al receiver. Abbiamo utilizzato sia per il proxysender che per il proxyreceiver due liste dinamiche, queste vengono usate dal primo per controllare se i pacchetti che abbiamo inviato sono effettivamente arrivati, nel caso contrario vengono rispediti; mentre il secondo utilizza la lista per riordinare i pacchetti prima di inviarli al receiver. Il proxysender aggiunge alla lista tutti i pacchetti inviati, al ritardatore, analizziamo ora i vari casi possibili:</text:span></text:p>
      <text:p text:style-name="P13"><text:span text:style-name="T4"/></text:p>
      <text:list xml:id="list199374083" text:style-name="L3">
        <text:list-item>
          <text:p text:style-name="P14"><text:span text:style-name="T4">Se arriva un acknowledgement da parte del proxyreceiver, allora rimuoviamo dalla nostra lista dinamica il pacchetto che abbiamo aggiunto in precedenza.</text:span></text:p>
        </text:list-item>
        <text:list-item>
          <text:p text:style-name="P12"><text:span text:style-name="T4">Se riceviamo invece un ICMP dal ritardatore allora togliamo dalla lista il pacchetto corrispondente lo facciamo inviare nuovamente e dopodiché lo inseriamo in fondo alla lista. Nel caso ricevessimo un ICMP per un pacchetto non presente in lista, ignoriamo l'ICMP, perchè vuol dire che il pacchetto è già stato inviato correttamente.</text:span></text:p>
        </text:list-item>
        <text:list-item>
          <text:p text:style-name="P12"><text:span text:style-name="T4">Se invece scade il timeout del pacchetto, da quando è stato inserito nella lista, allora il pacchetto viene preso dalla lista, rinviato e inserito in fondo alla lista. </text:span></text:p>
        </text:list-item>
      </text:list>
      <text:p text:style-name="P4"><text:span text:style-name="T4"/></text:p>
      <text:p text:style-name="P4"><text:span text:style-name="T4">Mentre la lista implementata nel proxyreceiver, serve per inviare in ordine i pacchetti al receiver, anche se uno di loro venisse momentaneamente perso, e poi rispedito dal proxysender dopo poco. Il metodo è facilmente intuibile, quando un pacchetto arriva al proxyreceiver, viene inserito in ordine rispetto agli altri pacchetti già ricevuti ed inseriti in lista, e quando il prossimo pacchetto della lista è quello che stavo aspettando, allora sono sicuro di poter inviare al receiver.</text:span></text:p>
      <text:p text:style-name="P4"><text:soft-page-break/><text:span text:style-name="T3">Documentazione tecnica</text:span></text:p>
      <text:p text:style-name="P4"><text:span text:style-name="T4">Il linguaggio di programmazione utilizzato per scrivere questo progetto, è il “C”; per l'implementazione di proxysender e proxyreceiver abbiamo utilizzato 3 files distinti: due per i proxy, ed uno che abbiamo nominato “utils.c”, dove abbiamo inserito le strutture dati, e le funzioni utilizzate da entrambi i proxy, è quindi un file che coadiuva il funzionamento di entrambi i proxy. Abbiamo deciso di gestire le connessioni senza usare i thread, ma con l'uso del I/O Multiplexing.</text:span></text:p>
      <text:p text:style-name="P4"><text:span text:style-name="T4"><text:line-break/></text:span><text:span text:style-name="T5">Proxysender:</text:span><text:span text:style-name="T4"> Dopo aver incluso le librerie necessarie per le funzioni, e del file “utils.h” con le nostre funzioni ausiliarie, gestiamo tutto tramite un'unica funzione, il main: come prima cosa in questa funzione troverete le dichiarazioni delle variabili che ci serviranno successivamente con i relativi commenti, come prima cosa importante controlliamo gli argomenti passati in input, che possono essere fino a 4(IP del ritardatore, porta in ascolto del proxysender, porta in uscita del proxysender e la prima porta del ritardatore), nessuno di questi parametri è obbligatorio, se uno di questi non venisse fornito, la funzione utilizzerebbe quelli che gli abbiamo fornito di default:</text:span></text:p>
      <text:list xml:id="list526601464" text:style-name="L2">
        <text:list-item>
          <text:p text:style-name="P10">127.0.0.1</text:p>
        </text:list-item>
        <text:list-item>
          <text:p text:style-name="P10">59000</text:p>
        </text:list-item>
        <text:list-item>
          <text:p text:style-name="P10">60000</text:p>
        </text:list-item>
        <text:list-item>
          <text:p text:style-name="P10">61000, 61001. 61002</text:p>
        </text:list-item>
      </text:list>
      <text:p text:style-name="P7"/>
      <text:p text:style-name="P7">successivamente ai controlli, facciamo la stampa dei parametri a video, in modo che l'utilizzatore del software possa verificare velocemente di aver inserito gli input giusti. </text:p>
      <text:p text:style-name="P7"/>
      <text:p text:style-name="P7">Dopodichè inizializziamo i socket UDP e TCP, per comunicare con ritardatore e ricevere i dati dal sender, sfruttando due funzioni di “utils.c”: UDP_sock e TCP_connection_recv: per ora ci basti sapere che queste funzioni prendono in input rispettivamente, la porta in uscita e quella in ascolto del proxysender e ci restituiscono il socket associato a quelle porte. Prima del ciclo while, calcoliamo l'nfds, che ci servirà poi da passare come argomento alla select().</text:p>
      <text:p text:style-name="P7"/>
      <text:p text:style-name="P7">Il ciclo while è la parte di codice centrale di questo file, è sostanzialmente un ciclo infinito: come prima cosa controlliamo se la connessione TCP è stata chiusa, cioè se il sender ha smesso di inviare pacchetti, se così fosse inviamo un segnale al proxyreceiver, così che anch'esso possa chiudere la connessione al momento opportuno, evitandogli così di rimanere in ascolto sulla porta invano.<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ia </meta:initial-creator>
    <meta:creation-date>2012-11-14T14:57:33</meta:creation-date>
    <dc:date>2012-11-17T17:30:33</dc:date>
    <dc:creator>Mattia </dc:creator>
    <meta:editing-duration>PT6H27M23S</meta:editing-duration>
    <meta:editing-cycles>27</meta:editing-cycles>
    <meta:generator>LibreOffice/3.5$Linux_X86_64 LibreOffice_project/350m1$Build-2</meta:generator>
    <meta:document-statistic meta:table-count="0" meta:image-count="0" meta:object-count="0" meta:page-count="2" meta:paragraph-count="26" meta:word-count="848" meta:character-count="5585" meta:non-whitespace-character-count="4762"/>
  </office:meta>
</office:document-meta>
</file>